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54pt" fo:font-weight="bold" style:font-size-asian="54pt" style:font-size-complex="54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54pt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ak ożywczy deszcz</text:span><text:span text:style-name="T1"><text:line-break/></text:span><text:span text:style-name="T1">Duchu Święty przyjdź</text:span><text:span text:style-name="T1"><text:line-break/></text:span><text:span text:style-name="T1">Dotknij naszych serc</text:span><text:span text:style-name="T1"><text:line-break/></text:span><text:span text:style-name="T1">Rozpal ognia żar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Dziś przenikaj nas</text:span><text:span text:style-name="T1"><text:line-break/></text:span><text:span text:style-name="T1">Tchnieniem mocy swej</text:span><text:span text:style-name="T1"><text:line-break/></text:span><text:span text:style-name="T1">Bądź nam światłem dnia</text:span><text:span text:style-name="T1"><text:line-break/></text:span><text:span text:style-name="T1">I nadzieją serc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5-25T17:38:43</meta:creation-date>
    <dc:date>2014-10-27T20:06:30.45</dc:date>
    <dc:language>pl-PL</dc:language>
    <meta:editing-cycles>8</meta:editing-cycles>
    <meta:editing-duration>PT3M34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